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KacstBook" svg:font-family="KacstBook" style:font-pitch="variable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language="zxx" fo:country="none" fo:font-weight="bold" officeooo:rsid="0006e32a" officeooo:paragraph-rsid="0006e32a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>
        <style:tab-stops/>
      </style:paragraph-properties>
      <style:text-properties style:font-name="Liberation Sans" fo:language="zxx" fo:country="none" officeooo:rsid="0006e32a" officeooo:paragraph-rsid="0006e32a" style:language-asian="zxx" style:country-asian="none" style:language-complex="zxx" style:country-complex="none"/>
    </style:style>
    <style:style style:name="P3" style:family="paragraph" style:parent-style-name="Standard">
      <style:paragraph-properties>
        <style:tab-stops/>
      </style:paragraph-properties>
      <style:text-properties style:font-name="Liberation Sans" fo:language="zxx" fo:country="none" fo:font-weight="bold" officeooo:rsid="0006e32a" officeooo:paragraph-rsid="0006e32a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 style:list-style-name="L1">
      <style:paragraph-properties fo:line-height="150%">
        <style:tab-stops/>
      </style:paragraph-properties>
      <style:text-properties style:font-name="Liberation Sans" fo:font-size="10.5pt" fo:language="zxx" fo:country="none" officeooo:rsid="0006e32a" officeooo:paragraph-rsid="0006e32a" style:font-size-asian="10.5pt" style:language-asian="zxx" style:country-asian="none" style:font-size-complex="10.5pt" style:language-complex="zxx" style:country-complex="none"/>
    </style:style>
    <style:style style:name="P5" style:family="paragraph" style:parent-style-name="Standard" style:list-style-name="L2">
      <style:paragraph-properties fo:line-height="150%">
        <style:tab-stops/>
      </style:paragraph-properties>
      <style:text-properties style:font-name="Liberation Sans" fo:font-size="10.5pt" fo:language="zxx" fo:country="none" fo:font-weight="normal" officeooo:rsid="00079054" officeooo:paragraph-rsid="00079054" style:font-size-asian="10.5pt" style:language-asian="zxx" style:country-asian="none" style:font-weight-asian="normal" style:font-size-complex="10.5pt" style:language-complex="zxx" style:country-complex="none" style:font-weight-complex="normal"/>
    </style:style>
    <style:style style:name="P6" style:family="paragraph" style:parent-style-name="Standard" style:list-style-name="L2">
      <style:paragraph-properties fo:line-height="150%">
        <style:tab-stops/>
      </style:paragraph-properties>
      <style:text-properties style:font-name="Liberation Sans" fo:font-size="10.5pt" fo:language="zxx" fo:country="none" fo:font-weight="bold" officeooo:rsid="00079054" officeooo:paragraph-rsid="00079054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P7" style:family="paragraph" style:parent-style-name="Standard" style:list-style-name="L2">
      <style:paragraph-properties fo:line-height="150%">
        <style:tab-stops/>
      </style:paragraph-properties>
      <style:text-properties style:font-name="Liberation Sans" fo:font-size="10.5pt" fo:language="zxx" fo:country="none" fo:font-weight="bold" officeooo:rsid="0008d06b" officeooo:paragraph-rsid="0008d06b" style:font-size-asian="10.5pt" style:language-asian="zxx" style:country-asian="none" style:font-weight-asian="bold" style:font-size-complex="10.5pt" style:language-complex="zxx" style:country-complex="none" style:font-weight-complex="bold"/>
    </style:style>
    <style:style style:name="T1" style:family="text">
      <style:text-properties officeooo:rsid="00079054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forderungsanalyse (Protokoll)<text:line-break/>VS Kompaktkurs SoSe <text:span text:style-name="T1">2021</text:span> – Smart Home</text:p>
      <text:p text:style-name="P2"/>
      <text:p text:style-name="P3">Nicht-funktionale Anforderungen</text:p>
      <text:list xml:id="list1269032792" text:style-name="L1">
        <text:list-item>
          <text:p text:style-name="P4">Programmiersprache<text:tab/><text:tab/><text:tab/><text:tab/>Java</text:p>
        </text:list-item>
        <text:list-item>
          <text:p text:style-name="P4">Build Tool<text:tab/><text:tab/><text:tab/><text:tab/><text:tab/>Maven</text:p>
        </text:list-item>
        <text:list-item>
          <text:p text:style-name="P4">Deployment<text:tab/><text:tab/><text:tab/><text:tab/><text:tab/>Docker</text:p>
        </text:list-item>
        <text:list-item>
          <text:p text:style-name="P4">Version Control<text:tab/><text:tab/><text:tab/><text:tab/>Gitlab</text:p>
        </text:list-item>
        <text:list-item>
          <text:p text:style-name="P4">Systemdesign<text:tab/><text:tab/><text:tab/><text:tab/><text:tab/>Architekturdiagramm</text:p>
        </text:list-item>
        <text:list-item>
          <text:p text:style-name="P4">Funktions- und Performance Tests (Szenarien &amp; Unit-Tests)</text:p>
          <text:list>
            <text:list-item>
              <text:p text:style-name="P4">Datenintegrität nach Übertragung</text:p>
            </text:list-item>
            <text:list-item>
              <text:p text:style-name="P4">Datenintegrität <text:span text:style-name="T1">Datenbanken</text:span></text:p>
            </text:list-item>
            <text:list-item>
              <text:p text:style-name="P4">Ausfallsicherheit (HA bei Service Provider)</text:p>
            </text:list-item>
          </text:list>
        </text:list-item>
      </text:list>
      <text:p text:style-name="P2"/>
      <text:p text:style-name="P3">Funktionale Anforderungen</text:p>
      <text:list xml:id="list298923471" text:style-name="L2">
        <text:list-item>
          <text:p text:style-name="P6">Sensoren</text:p>
          <text:list>
            <text:list-item>
              <text:p text:style-name="P5">Übertragung der Sensordaten über UDP/MQTT (Datenformat: JSON)</text:p>
            </text:list-item>
            <text:list-item>
              <text:p text:style-name="P5">Einzelne Smart-Home Sensoren mit jeweils Informationen zu Temparatur, Luftfeuchtigkeit, Helligkeit und Lautstärke</text:p>
            </text:list-item>
            <text:list-item>
              <text:p text:style-name="P5">Sensoren sind containerisiert</text:p>
            </text:list-item>
          </text:list>
        </text:list-item>
        <text:list-item>
          <text:p text:style-name="P7">Management Center</text:p>
          <text:list>
            <text:list-item>
              <text:p text:style-name="P5">Empfang und Verarbeitung der Sensordaten in Standardausgabe</text:p>
            </text:list-item>
            <text:list-item>
              <text:p text:style-name="P5">HTTP-Server zur Verarbeitung von GET-Befehlen (Request Handling)</text:p>
              <text:list>
                <text:list-item>
                  <text:p text:style-name="P5">Abruf von aktuellen Daten einzelner Sensoren, Historie und Gesamtbestand an Daten über REST-API</text:p>
                </text:list-item>
              </text:list>
            </text:list-item>
            <text:list-item>
              <text:p text:style-name="P5">Thrift-API zur Kommunikation mit Service Provider für RPC</text:p>
              <text:list>
                <text:list-item>
                  <text:p text:style-name="P5">Daten werden aus Datenstruktur am Webserver über Remote-Funktionsaufruf in den Datenbanken bei Serviceprovider persistiert</text:p>
                </text:list-item>
              </text:list>
            </text:list-item>
          </text:list>
        </text:list-item>
        <text:list-item>
          <text:p text:style-name="P5"><text:span text:style-name="T2">Service Provide</text:span>r</text:p>
          <text:list>
            <text:list-item>
              <text:p text:style-name="P5">Stellt drei hochverfügbare Server mit jeweils einer Datenbankinstanz zur Verfügung</text:p>
              <text:list>
                <text:list-item>
                  <text:p text:style-name="P5">Vorgeschaltetet Loadbalancer sorgt für die Lastverteilung und Ausfallsicherheit</text:p>
                </text:list-item>
                <text:list-item>
                  <text:p text:style-name="P5">Thrift API dient zum Datenaustausch unter den Servern für Redundanz</text:p>
                  <text:list>
                    <text:list-item>
                      <text:p text:style-name="P5">Active-Active-Active Hochverfügbarkeitscluster als Architekturvariante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KacstBook" svg:font-family="KacstBook" style:font-pitch="variable"/>
    <style:font-face style:name="Kalapi" svg:font-family="Kala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1:51:09.381301109</meta:creation-date>
    <dc:date>2021-08-05T12:08:28.768378933</dc:date>
    <meta:editing-duration>PT6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73" meta:character-count="1375" meta:non-whitespace-character-count="1234"/>
  </office:meta>
</office:document-meta>
</file>